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a Belén - Cloud Data Engineer. Especialista en infraestructura de datos en Azure. Dominio de Python, SQL y Spark. Experiencia creando pipelines con Azure Data Factory y Airflow. Conocimientos profundos en contenedores Docker y orquestación con Kubernetes para procesamiento masivo de dat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23:02.000903128</meta:creation-date>
    <dc:date>2026-04-08T12:24:32.503988399</dc:date>
    <meta:editing-duration>PT1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2" meta:character-count="292" meta:non-whitespace-character-count="251"/>
  </office:meta>
</office:document-meta>
</file>